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543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2.4366in"/>
    </style:style>
    <style:style style:name="co10" style:family="table-column">
      <style:table-column-properties fo:break-before="auto" style:column-width="1.8689in"/>
    </style:style>
    <style:style style:name="co11" style:family="table-column">
      <style:table-column-properties fo:break-before="auto" style:column-width="2.372in"/>
    </style:style>
    <style:style style:name="co12" style:family="table-column">
      <style:table-column-properties fo:break-before="auto" style:column-width="2.4583in"/>
    </style:style>
    <style:style style:name="co13" style:family="table-column">
      <style:table-column-properties fo:break-before="auto" style:column-width="2.6835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14" style:family="table-cell" style:parent-style-name="Default" style:data-style-name="N100"/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Row-Col Convertor'.F3"/>
      <style:map style:condition="cell-content()=0" style:apply-style-name="Untitled4" style:base-cell-address="'Row-Col Convertor'.F3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Top-Down Convertor'.F3"/>
      <style:map style:condition="cell-content()=0" style:apply-style-name="Untitled4" style:base-cell-address="'Top-Down Convertor'.F3"/>
    </style:style>
    <style:style style:name="ce1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Trials.B2"/>
      <style:map style:condition="cell-content()=0" style:apply-style-name="Untitled4" style:base-cell-address="Trials.B2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Generator.B4"/>
      <style:map style:condition="cell-content()=0" style:apply-style-name="Untitled4" style:base-cell-address="Generator.B4"/>
    </style:style>
    <style:style style:name="ce11" style:family="table-cell" style:parent-style-name="Default" style:data-style-name="N0"/>
    <style:style style:name="ce18" style:family="table-cell" style:parent-style-name="Default" style:data-style-name="N100"/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Visualizer.F3"/>
      <style:map style:condition="cell-content()=0" style:apply-style-name="Untitled4" style:base-cell-address="Visualizer.F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7bc65"/>
      <style:map style:condition="cell-content()=1" style:apply-style-name="Accent_20_2" style:base-cell-address="Visualizer.R1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11111"/>
      <style:map style:condition="cell-content()=1" style:apply-style-name="Accent_20_2" style:base-cell-address="Visualizer.R1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Accent_20_2" style:base-cell-address="Visualizer.R10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Row-Col Convertor'.F3"/>
      <style:map style:condition="cell-content()=0" style:apply-style-name="Untitled4" style:base-cell-address="'Row-Col Convertor'.F3"/>
    </style:style>
    <style:style style:name="ce28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Top-Down Convertor'.F3"/>
      <style:map style:condition="cell-content()=0" style:apply-style-name="Untitled4" style:base-cell-address="'Top-Down Convertor'.F3"/>
    </style:style>
    <style:style style:name="ce29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Trials.B2"/>
      <style:map style:condition="cell-content()=0" style:apply-style-name="Untitled4" style:base-cell-address="Trials.B2"/>
    </style:style>
    <style:style style:name="ce3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Arragement.F3"/>
      <style:map style:condition="cell-content()=0" style:apply-style-name="Untitled4" style:base-cell-address="Arragement.F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7bc65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map style:condition="cell-content()=1" style:apply-style-name="NoNum0" style:base-cell-address="Arragement.M3"/>
      <style:map style:condition="cell-content()=0" style:apply-style-name="NoNum1" style:base-cell-address="Arragement.M3"/>
    </style:style>
  </office:automatic-styles>
  <office:body>
    <office:spreadsheet>
      <table:calculation-settings table:automatic-find-labels="false" table:use-regular-expressions="false" table:use-wildcards="true"/>
      <table:table table:name="Generator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ce11" table:formula="of:=COM.MICROSOFT.CONCAT([.$B4:.$F4])" office:value-type="string" office:string-value="00000" calcext:value-type="string">
            <text:p>00000</text:p>
          </table:table-cell>
          <table:table-cell table:style-name="ce11" table:formula="of:=COM.MICROSOFT.CONCAT(&quot;0x&quot;;LOWER(BIN2HEX([.H4])))" office:value-type="string" office:string-value="0x0" calcext:value-type="string">
            <text:p>0x0</text:p>
          </table:table-cell>
          <table:table-cell table:style-name="ce11" table:formula="of:=COM.MICROSOFT.CONCAT(&quot;: [u8;5] = [&quot;; COM.MICROSOFT.TEXTJOIN(&quot;, &quot;; 0; [.I4:.I8]); &quot;];&quot;)" office:value-type="string" office:string-value=": [u8;5] = [0x0, 0x4, 0xe, 0x4, 0x0];" calcext:value-type="string">
            <text:p>: [u8;5] = [0x0, 0x4, 0xe, 0x4, 0x0];</text:p>
          </table:table-cell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formula="of:=COM.MICROSOFT.CONCAT([.$B5:.$F5])" office:value-type="string" office:string-value="00100" calcext:value-type="string">
            <text:p>00100</text:p>
          </table:table-cell>
          <table:table-cell table:formula="of:=COM.MICROSOFT.CONCAT(&quot;0x&quot;;LOWER(BIN2HEX([.H5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COM.MICROSOFT.CONCAT([.$B6:.$F6])" office:value-type="string" office:string-value="01110" calcext:value-type="string">
            <text:p>01110</text:p>
          </table:table-cell>
          <table:table-cell table:formula="of:=COM.MICROSOFT.CONCAT(&quot;0x&quot;;LOWER(BIN2HEX([.H6])))" office:value-type="string" office:string-value="0xe" calcext:value-type="string">
            <text:p>0xe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formula="of:=COM.MICROSOFT.CONCAT([.$B7:.$F7])" office:value-type="string" office:string-value="00100" calcext:value-type="string">
            <text:p>00100</text:p>
          </table:table-cell>
          <table:table-cell table:formula="of:=COM.MICROSOFT.CONCAT(&quot;0x&quot;;LOWER(BIN2HEX([.H7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8:.$F8])" office:value-type="string" office:string-value="00000" calcext:value-type="string">
            <text:p>00000</text:p>
          </table:table-cell>
          <table:table-cell table:formula="of:=COM.MICROSOFT.CONCAT(&quot;0x&quot;;LOWER(BIN2HEX([.H8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COM.MICROSOFT.CONCAT([.$B4:.$B8])" office:value-type="string" office:string-value="00000" calcext:value-type="string">
            <text:p>00000</text:p>
          </table:table-cell>
          <table:table-cell table:style-name="ce11" table:formula="of:=COM.MICROSOFT.CONCAT(&quot;0x&quot;;LOWER(BIN2HEX([.H10])))" office:value-type="string" office:string-value="0x0" calcext:value-type="string">
            <text:p>0x0</text:p>
          </table:table-cell>
          <table:table-cell table:style-name="ce11" table:formula="of:=COM.MICROSOFT.CONCAT(&quot;[&quot;; COM.MICROSOFT.TEXTJOIN(&quot;, &quot;; 0; [.I10:.I14]); &quot;],&quot;)" office:value-type="string" office:string-value="[0x0, 0x4, 0xe, 0x4, 0x0]," calcext:value-type="string">
            <text:p>[0x0, 0x4, 0xe, 0x4, 0x0],</text:p>
          </table:table-cell>
        </table:table-row>
        <table:table-row table:style-name="ro1">
          <table:table-cell table:number-columns-repeated="7"/>
          <table:table-cell table:formula="of:=COM.MICROSOFT.CONCAT([.$C4:.$C8])" office:value-type="string" office:string-value="00100" calcext:value-type="string">
            <text:p>00100</text:p>
          </table:table-cell>
          <table:table-cell table:formula="of:=COM.MICROSOFT.CONCAT(&quot;0x&quot;;LOWER(BIN2HEX([.H11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formula="of:=COM.MICROSOFT.CONCAT([.$D4:.$D8])" office:value-type="string" office:string-value="01110" calcext:value-type="string">
            <text:p>01110</text:p>
          </table:table-cell>
          <table:table-cell table:formula="of:=COM.MICROSOFT.CONCAT(&quot;0x&quot;;LOWER(BIN2HEX([.H12])))" office:value-type="string" office:string-value="0xe" calcext:value-type="string">
            <text:p>0xe</text:p>
          </table:table-cell>
          <table:table-cell/>
        </table:table-row>
        <table:table-row table:style-name="ro1">
          <table:table-cell table:number-columns-repeated="7"/>
          <table:table-cell table:style-name="ce11" table:formula="of:=COM.MICROSOFT.CONCAT([.$E4:.$E8])" office:value-type="string" office:string-value="00100" calcext:value-type="string">
            <text:p>00100</text:p>
          </table:table-cell>
          <table:table-cell table:formula="of:=COM.MICROSOFT.CONCAT(&quot;0x&quot;;LOWER(BIN2HEX([.H13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formula="of:=COM.MICROSOFT.CONCAT([.$F4:.$F8])" office:value-type="string" office:string-value="00000" calcext:value-type="string">
            <text:p>00000</text:p>
          </table:table-cell>
          <table:table-cell table:formula="of:=COM.MICROSOFT.CONCAT(&quot;0x&quot;;LOWER(BIN2HEX([.H14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1" table:formula="of:=REVER(COM.MICROSOFT.CONCAT([.B4:.B8]))" office:value-type="string" office:string-value="00000" calcext:value-type="string">
            <text:p>00000</text:p>
          </table:table-cell>
          <table:table-cell table:style-name="ce11" table:formula="of:=COM.MICROSOFT.CONCAT(&quot;0x&quot;;LOWER(BIN2HEX([.H16])))" office:value-type="string" office:string-value="0x0" calcext:value-type="string">
            <text:p>0x0</text:p>
          </table:table-cell>
          <table:table-cell table:style-name="ce11" table:formula="of:=COM.MICROSOFT.CONCAT(&quot;[&quot;; COM.MICROSOFT.TEXTJOIN(&quot;, &quot;; 0; [.I16:.I20]); &quot;],&quot;)" office:value-type="string" office:string-value="[0x0, 0x4, 0xe, 0x4, 0x0]," calcext:value-type="string">
            <text:p>[0x0, 0x4, 0xe, 0x4, 0x0],</text:p>
          </table:table-cell>
        </table:table-row>
        <table:table-row table:style-name="ro1">
          <table:table-cell table:number-columns-repeated="7"/>
          <table:table-cell table:style-name="ce11" table:formula="of:=REVER(COM.MICROSOFT.CONCAT([.C4:.C8]))" office:value-type="string" office:string-value="00100" calcext:value-type="string">
            <text:p>00100</text:p>
          </table:table-cell>
          <table:table-cell table:style-name="ce11" table:formula="of:=COM.MICROSOFT.CONCAT(&quot;0x&quot;;LOWER(BIN2HEX([.H17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style-name="ce11" table:formula="of:=REVER(COM.MICROSOFT.CONCAT([.D4:.D8]))" office:value-type="string" office:string-value="01110" calcext:value-type="string">
            <text:p>01110</text:p>
          </table:table-cell>
          <table:table-cell table:style-name="ce11" table:formula="of:=COM.MICROSOFT.CONCAT(&quot;0x&quot;;LOWER(BIN2HEX([.H18])))" office:value-type="string" office:string-value="0xe" calcext:value-type="string">
            <text:p>0xe</text:p>
          </table:table-cell>
          <table:table-cell/>
        </table:table-row>
        <table:table-row table:style-name="ro1">
          <table:table-cell table:number-columns-repeated="7"/>
          <table:table-cell table:style-name="ce11" table:formula="of:=REVER(COM.MICROSOFT.CONCAT([.E4:.E8]))" office:value-type="string" office:string-value="00100" calcext:value-type="string">
            <text:p>00100</text:p>
          </table:table-cell>
          <table:table-cell table:style-name="ce11" table:formula="of:=COM.MICROSOFT.CONCAT(&quot;0x&quot;;LOWER(BIN2HEX([.H19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style-name="ce11" table:formula="of:=REVER(COM.MICROSOFT.CONCAT([.F4:.F8]))" office:value-type="string" office:string-value="00000" calcext:value-type="string">
            <text:p>00000</text:p>
          </table:table-cell>
          <table:table-cell table:style-name="ce11" table:formula="of:=COM.MICROSOFT.CONCAT(&quot;0x&quot;;LOWER(BIN2HEX([.H20])))" office:value-type="string" office:string-value="0x0" calcext:value-type="string">
            <text:p>0x0</text:p>
          </table:table-cell>
          <table:table-cell/>
        </table:table-row>
        <calcext:conditional-formats>
          <calcext:conditional-format calcext:target-range-address="Generator.B4:Generator.F8">
            <calcext:condition calcext:apply-style-name="Untitled3" calcext:value="=1" calcext:base-cell-address="Generator.B4"/>
            <calcext:condition calcext:apply-style-name="Untitled4" calcext:value="=0" calcext:base-cell-address="Generator.B4"/>
          </calcext:conditional-format>
        </calcext:conditional-formats>
      </table:table>
      <table:table table:name="Visualizer" table:style-name="ta1">
        <table:table-column table:style-name="co1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0x1f, 0x15, 0x15, 0x1d</text:p>
          </table:table-cell>
          <table:table-cell office:value-type="string" calcext:value-type="string">
            <text:p>0x1f</text:p>
          </table:table-cell>
          <table:table-cell table:formula="of:=HEX2BIN(REPLACE([.C3]; 1; 2; &quot;&quot;); 5)" office:value-type="string" office:string-value="11111" calcext:value-type="string">
            <text:p>11111</text:p>
          </table:table-cell>
          <table:table-cell/>
          <table:table-cell table:style-name="ce10" table:formula="of:=NUMBERVALUE(REPLACE([.D3];2;4;&quot;&quot;))" office:value-type="float" office:value="1" calcext:value-type="float">
            <text:p>1</text:p>
          </table:table-cell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[.D3];1;4;&quot;&quot;))" office:value-type="float" office:value="1" calcext:value-type="float">
            <text:p>1</text:p>
          </table:table-cell>
          <table:table-cell/>
          <table:table-cell table:style-name="ce10" table:formula="of:=NUMBERVALUE(REPLACE([.D3];2;4;&quot;&quot;))" office:value-type="float" office:value="1" calcext:value-type="float">
            <text:p>1</text:p>
          </table:table-cell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[.D7];2;4;&quot;&quot;))" office:value-type="float" office:value="0" calcext:value-type="float">
            <text:p>0</text:p>
          </table:table-cell>
          <table:table-cell/>
          <table:table-cell table:style-name="ce10" table:formula="of:=NUMBERVALUE(REPLACE([.D3];1;4;&quot;&quot;))" office:value-type="float" office:value="1" calcext:value-type="float">
            <text:p>1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8"/>
          <table:table-cell office:value-type="string" calcext:value-type="string">
            <text:p>0x15</text:p>
          </table:table-cell>
          <table:table-cell table:formula="of:=HEX2BIN(REPLACE([.C4]; 1; 2; &quot;&quot;); 5)" office:value-type="string" office:string-value="10101" calcext:value-type="string">
            <text:p>10101</text:p>
          </table:table-cell>
          <table:table-cell/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4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6];1;1;&quot;&quot;); 2;3; &quot;&quot;))" office:value-type="float" office:value="1" calcext:value-type="float">
            <text:p>1</text:p>
          </table:table-cell>
          <table:table-cell table:style-name="ce10" table:formula="of:=NUMBERVALUE(REPLACE(REPLACE([.D7];1;1;&quot;&quot;); 2;3; &quot;&quot;))" office:value-type="float" office:value="0" calcext:value-type="float">
            <text:p>0</text:p>
          </table:table-cell>
          <table:table-cell/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5</text:p>
          </table:table-cell>
          <table:table-cell table:formula="of:=HEX2BIN(REPLACE([.C5]; 1; 2; &quot;&quot;); 5)" office:value-type="string" office:string-value="10101" calcext:value-type="string">
            <text:p>10101</text:p>
          </table:table-cell>
          <table:table-cell/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2;&quot;&quot;); 2; 2; &quot;&quot;))" office:value-type="float" office:value="1" calcext:value-type="float">
            <text:p>1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2;&quot;&quot;); 2; 2; &quot;&quot;))" office:value-type="float" office:value="1" calcext:value-type="float">
            <text:p>1</text:p>
          </table:table-cell>
          <table:table-cell table:style-name="ce10" table:formula="of:=NUMBERVALUE(REPLACE(REPLACE([.D5];1;2;&quot;&quot;); 2; 2; &quot;&quot;))" office:value-type="float" office:value="1" calcext:value-type="float">
            <text:p>1</text:p>
          </table:table-cell>
          <table:table-cell table:style-name="ce10" table:formula="of:=NUMBERVALUE(REPLACE(REPLACE([.D6];1;2;&quot;&quot;); 2; 2; &quot;&quot;))" office:value-type="float" office:value="1" calcext:value-type="float">
            <text:p>1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  <table:table-cell/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2;&quot;&quot;); 2; 2; &quot;&quot;))" office:value-type="float" office:value="1" calcext:value-type="float">
            <text:p>1</text:p>
          </table:table-cell>
          <table:table-cell table:style-name="ce10" table:formula="of:=NUMBERVALUE(REPLACE(REPLACE([.D5];1;2;&quot;&quot;); 2; 2; &quot;&quot;))" office:value-type="float" office:value="1" calcext:value-type="float">
            <text:p>1</text:p>
          </table:table-cell>
          <table:table-cell table:style-name="ce10" table:formula="of:=NUMBERVALUE(REPLACE(REPLACE([.D6];1;2;&quot;&quot;); 2; 2; &quot;&quot;))" office:value-type="float" office:value="1" calcext:value-type="float">
            <text:p>1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d</text:p>
          </table:table-cell>
          <table:table-cell table:formula="of:=HEX2BIN(REPLACE([.C6]; 1; 2; &quot;&quot;); 5)" office:value-type="string" office:string-value="11101" calcext:value-type="string">
            <text:p>11101</text:p>
          </table:table-cell>
          <table:table-cell/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REPLACE([.D6];1;1;&quot;&quot;); 2;3; &quot;&quot;))" office:value-type="float" office:value="1" calcext:value-type="float">
            <text:p>1</text:p>
          </table:table-cell>
          <table:table-cell table:style-name="ce10" table:formula="of:=NUMBERVALUE(REPLACE(REPLACE([.D6];1;2;&quot;&quot;); 2; 2; &quot;&quot;))" office:value-type="float" office:value="1" calcext:value-type="float">
            <text:p>1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0" calcext:value-type="float">
            <text:p>0</text:p>
          </table:table-cell>
          <table:table-cell/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6];1;1;&quot;&quot;); 2;3; &quot;&quot;))" office:value-type="float" office:value="1" calcext:value-type="float">
            <text:p>1</text:p>
          </table:table-cell>
          <table:table-cell table:style-name="ce10" table:formula="of:=NUMBERVALUE(REPLACE(REPLACE([.D7];1;1;&quot;&quot;); 2;3; 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0</text:p>
          </table:table-cell>
          <table:table-cell table:formula="of:=HEX2BIN(REPLACE([.C7]; 1; 2; &quot;&quot;); 5)" office:value-type="string" office:string-value="00000" calcext:value-type="string">
            <text:p>00000</text:p>
          </table:table-cell>
          <table:table-cell/>
          <table:table-cell table:style-name="ce10" table:formula="of:=NUMBERVALUE(REPLACE([.D7];2;4;&quot;&quot;))" office:value-type="float" office:value="0" calcext:value-type="float">
            <text:p>0</text:p>
          </table:table-cell>
          <table:table-cell table:style-name="ce10" table:formula="of:=NUMBERVALUE(REPLACE(REPLACE([.D7];1;1;&quot;&quot;); 2;3; &quot;&quot;))" office:value-type="float" office:value="0" calcext:value-type="float">
            <text:p>0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0" calcext:value-type="float">
            <text:p>0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  <table:table-cell/>
          <table:table-cell table:style-name="ce10" table:formula="of:=NUMBERVALUE(REPLACE([.D3];1;4;&quot;&quot;))" office:value-type="float" office:value="1" calcext:value-type="float">
            <text:p>1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  <table:table-cell/>
          <table:table-cell table:style-name="ce10" table:formula="of:=NUMBERVALUE(REPLACE([.D3];2;4;&quot;&quot;))" office:value-type="float" office:value="1" calcext:value-type="float">
            <text:p>1</text:p>
          </table:table-cell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[.D7];2;4;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1"/>
          <table:table-cell table:number-columns-repeated="20"/>
        </table:table-row>
        <table:table-row table:style-name="ro1" table:number-rows-repeated="3">
          <table:table-cell table:number-columns-repeated="17"/>
          <table:table-cell table:style-name="ce7" table:number-columns-repeated="5"/>
        </table:table-row>
        <table:table-row table:style-name="ro1">
          <table:table-cell table:number-columns-repeated="17"/>
          <table:table-cell table:style-name="ce12"/>
          <table:table-cell table:style-name="ce12" table:formula="of:=REPLACE([.R13];1;1;&quot;&quot;)">
            <text:p/>
          </table:table-cell>
          <table:table-cell table:style-name="ce7" table:number-columns-repeated="3"/>
        </table:table-row>
        <table:table-row table:style-name="ro1">
          <table:table-cell table:number-columns-repeated="17"/>
          <table:table-cell table:style-name="ce7" table:number-columns-repeated="5"/>
        </table:table-row>
        <table:table-row table:style-name="ro1" table:number-rows-repeated="2">
          <table:table-cell table:number-columns-repeated="17"/>
          <table:table-cell table:style-name="ce4"/>
          <table:table-cell table:number-columns-repeated="4"/>
        </table:table-row>
        <table:table-row table:style-name="ro1" table:number-rows-repeated="6">
          <table:table-cell table:number-columns-repeated="22"/>
        </table:table-row>
        <table:table-row table:style-name="ro1">
          <table:table-cell/>
          <table:table-cell table:style-name="ce11"/>
          <table:table-cell table:number-columns-repeated="20"/>
        </table:table-row>
        <calcext:conditional-formats>
          <calcext:conditional-format calcext:target-range-address="Visualizer.R15:Visualizer.R16 Visualizer.R10:Visualizer.V14">
            <calcext:condition calcext:apply-style-name="Accent 2" calcext:value="=1" calcext:base-cell-address="Visualizer.R10"/>
          </calcext:conditional-format>
          <calcext:conditional-format calcext:target-range-address="Visualizer.F3:Visualizer.J7 Visualizer.L3:Visualizer.P7 Visualizer.R3:Visualizer.V7">
            <calcext:condition calcext:apply-style-name="Untitled3" calcext:value="=1" calcext:base-cell-address="Visualizer.F3"/>
            <calcext:condition calcext:apply-style-name="Untitled4" calcext:value="=0" calcext:base-cell-address="Visualizer.F3"/>
          </calcext:conditional-format>
        </calcext:conditional-formats>
      </table:table>
      <table:table table:name="Row-Col Convertor" table:style-name="ta1"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f, 0x10, 0x16, 0x11, 0xe</text:p>
          </table:table-cell>
          <table:table-cell office:value-type="string" calcext:value-type="string">
            <text:p>0xf</text:p>
          </table:table-cell>
          <table:table-cell table:formula="of:=HEX2BIN(REPLACE([.C3]; 1; 2; &quot;&quot;); 5)" office:value-type="string" office:string-value="01111" calcext:value-type="string">
            <text:p>01111</text:p>
          </table:table-cell>
          <table:table-cell/>
          <table:table-cell table:style-name="ce27" table:formula="of:=NUMBERVALUE(REPLACE([.D3];2;4;&quot;&quot;))" office:value-type="float" office:value="0" calcext:value-type="float">
            <text:p>0</text:p>
          </table:table-cell>
          <table:table-cell table:style-name="ce27" table:formula="of:=NUMBERVALUE(REPLACE(REPLACE([.D3];1;1;&quot;&quot;); 2;3; &quot;&quot;))" office:value-type="float" office:value="1" calcext:value-type="float">
            <text:p>1</text:p>
          </table:table-cell>
          <table:table-cell table:style-name="ce27" table:formula="of:=NUMBERVALUE(REPLACE(REPLACE([.D3];1;2;&quot;&quot;); 2; 2; &quot;&quot;))" office:value-type="float" office:value="1" calcext:value-type="float">
            <text:p>1</text:p>
          </table:table-cell>
          <table:table-cell table:style-name="ce27" table:formula="of:=NUMBERVALUE(REPLACE(REPLACE([.D3];1;3;&quot;&quot;); 2; 1; &quot;&quot;))" office:value-type="float" office:value="1" calcext:value-type="float">
            <text:p>1</text:p>
          </table:table-cell>
          <table:table-cell table:style-name="ce27" table:formula="of:=NUMBERVALUE(REPLACE([.D3];1;4;&quot;&quot;))" office:value-type="float" office:value="1" calcext:value-type="float">
            <text:p>1</text:p>
          </table:table-cell>
          <table:table-cell/>
          <table:table-cell table:formula="of:=COM.MICROSOFT.CONCAT([.$F3:.$F7])" office:value-type="string" office:string-value="01110" calcext:value-type="string">
            <text:p>01110</text:p>
          </table:table-cell>
          <table:table-cell table:style-name="ce11" table:formula="of:=COM.MICROSOFT.CONCAT(&quot;[&quot;; COM.MICROSOFT.TEXTJOIN(&quot;, &quot;; 0; [.L3:.L7]); &quot;];&quot;)" office:value-type="string" office:string-value="[01110, 10001, 10101, 10101, 10010];" calcext:value-type="string">
            <text:p>[01110, 10001, 10101, 10101, 10010];</text:p>
          </table:table-cell>
        </table:table-row>
        <table:table-row table:style-name="ro1">
          <table:table-cell/>
          <table:table-cell table:style-name="ce18"/>
          <table:table-cell office:value-type="string" calcext:value-type="string">
            <text:p>0x10</text:p>
          </table:table-cell>
          <table:table-cell table:formula="of:=HEX2BIN(REPLACE([.C4]; 1; 2; &quot;&quot;); 5)" office:value-type="string" office:string-value="10000" calcext:value-type="string">
            <text:p>10000</text:p>
          </table:table-cell>
          <table:table-cell/>
          <table:table-cell table:style-name="ce27" table:formula="of:=NUMBERVALUE(REPLACE([.D4];2;4;&quot;&quot;))" office:value-type="float" office:value="1" calcext:value-type="float">
            <text:p>1</text:p>
          </table:table-cell>
          <table:table-cell table:style-name="ce27" table:formula="of:=NUMBERVALUE(REPLACE(REPLACE([.D4];1;1;&quot;&quot;); 2;3; &quot;&quot;))" office:value-type="float" office:value="0" calcext:value-type="float">
            <text:p>0</text:p>
          </table:table-cell>
          <table:table-cell table:style-name="ce27" table:formula="of:=NUMBERVALUE(REPLACE(REPLACE([.D4];1;2;&quot;&quot;); 2; 2; &quot;&quot;))" office:value-type="float" office:value="0" calcext:value-type="float">
            <text:p>0</text:p>
          </table:table-cell>
          <table:table-cell table:style-name="ce27" table:formula="of:=NUMBERVALUE(REPLACE(REPLACE([.D4];1;3;&quot;&quot;); 2; 1; &quot;&quot;))" office:value-type="float" office:value="0" calcext:value-type="float">
            <text:p>0</text:p>
          </table:table-cell>
          <table:table-cell table:style-name="ce27" table:formula="of:=NUMBERVALUE(REPLACE([.D4];1;4;&quot;&quot;))" office:value-type="float" office:value="0" calcext:value-type="float">
            <text:p>0</text:p>
          </table:table-cell>
          <table:table-cell/>
          <table:table-cell table:style-name="ce11" table:formula="of:=COM.MICROSOFT.CONCAT([.$G3:.$G7])" office:value-type="string" office:string-value="10001" calcext:value-type="string">
            <text:p>10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6</text:p>
          </table:table-cell>
          <table:table-cell table:formula="of:=HEX2BIN(REPLACE([.C5]; 1; 2; &quot;&quot;); 5)" office:value-type="string" office:string-value="10110" calcext:value-type="string">
            <text:p>10110</text:p>
          </table:table-cell>
          <table:table-cell/>
          <table:table-cell table:style-name="ce27" table:formula="of:=NUMBERVALUE(REPLACE([.D5];2;4;&quot;&quot;))" office:value-type="float" office:value="1" calcext:value-type="float">
            <text:p>1</text:p>
          </table:table-cell>
          <table:table-cell table:style-name="ce27" table:formula="of:=NUMBERVALUE(REPLACE(REPLACE([.D5];1;1;&quot;&quot;); 2;3; &quot;&quot;))" office:value-type="float" office:value="0" calcext:value-type="float">
            <text:p>0</text:p>
          </table:table-cell>
          <table:table-cell table:style-name="ce27" table:formula="of:=NUMBERVALUE(REPLACE(REPLACE([.D5];1;2;&quot;&quot;); 2; 2; &quot;&quot;))" office:value-type="float" office:value="1" calcext:value-type="float">
            <text:p>1</text:p>
          </table:table-cell>
          <table:table-cell table:style-name="ce27" table:formula="of:=NUMBERVALUE(REPLACE(REPLACE([.D5];1;3;&quot;&quot;); 2; 1; &quot;&quot;))" office:value-type="float" office:value="1" calcext:value-type="float">
            <text:p>1</text:p>
          </table:table-cell>
          <table:table-cell table:style-name="ce27" table:formula="of:=NUMBERVALUE(REPLACE([.D5];1;4;&quot;&quot;))" office:value-type="float" office:value="0" calcext:value-type="float">
            <text:p>0</text:p>
          </table:table-cell>
          <table:table-cell/>
          <table:table-cell table:formula="of:=COM.MICROSOFT.CONCAT([.$H3:.$H7]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1</text:p>
          </table:table-cell>
          <table:table-cell table:formula="of:=HEX2BIN(REPLACE([.C6]; 1; 2; &quot;&quot;); 5)" office:value-type="string" office:string-value="10001" calcext:value-type="string">
            <text:p>10001</text:p>
          </table:table-cell>
          <table:table-cell/>
          <table:table-cell table:style-name="ce27" table:formula="of:=NUMBERVALUE(REPLACE([.D6];2;4;&quot;&quot;))" office:value-type="float" office:value="1" calcext:value-type="float">
            <text:p>1</text:p>
          </table:table-cell>
          <table:table-cell table:style-name="ce27" table:formula="of:=NUMBERVALUE(REPLACE(REPLACE([.D6];1;1;&quot;&quot;); 2;3; &quot;&quot;))" office:value-type="float" office:value="0" calcext:value-type="float">
            <text:p>0</text:p>
          </table:table-cell>
          <table:table-cell table:style-name="ce27" table:formula="of:=NUMBERVALUE(REPLACE(REPLACE([.D6];1;2;&quot;&quot;); 2; 2; &quot;&quot;))" office:value-type="float" office:value="0" calcext:value-type="float">
            <text:p>0</text:p>
          </table:table-cell>
          <table:table-cell table:style-name="ce27" table:formula="of:=NUMBERVALUE(REPLACE(REPLACE([.D6];1;3;&quot;&quot;); 2; 1; &quot;&quot;))" office:value-type="float" office:value="0" calcext:value-type="float">
            <text:p>0</text:p>
          </table:table-cell>
          <table:table-cell table:style-name="ce27" table:formula="of:=NUMBERVALUE(REPLACE([.D6];1;4;&quot;&quot;))" office:value-type="float" office:value="1" calcext:value-type="float">
            <text:p>1</text:p>
          </table:table-cell>
          <table:table-cell/>
          <table:table-cell table:style-name="ce11" table:formula="of:=COM.MICROSOFT.CONCAT([.$I3:.$I7]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e</text:p>
          </table:table-cell>
          <table:table-cell table:formula="of:=HEX2BIN(REPLACE([.C7]; 1; 2; &quot;&quot;); 5)" office:value-type="string" office:string-value="01110" calcext:value-type="string">
            <text:p>01110</text:p>
          </table:table-cell>
          <table:table-cell/>
          <table:table-cell table:style-name="ce27" table:formula="of:=NUMBERVALUE(REPLACE([.D7];2;4;&quot;&quot;))" office:value-type="float" office:value="0" calcext:value-type="float">
            <text:p>0</text:p>
          </table:table-cell>
          <table:table-cell table:style-name="ce27" table:formula="of:=NUMBERVALUE(REPLACE(REPLACE([.D7];1;1;&quot;&quot;); 2;3; &quot;&quot;))" office:value-type="float" office:value="1" calcext:value-type="float">
            <text:p>1</text:p>
          </table:table-cell>
          <table:table-cell table:style-name="ce27" table:formula="of:=NUMBERVALUE(REPLACE(REPLACE([.D7];1;2;&quot;&quot;); 2; 2; &quot;&quot;))" office:value-type="float" office:value="1" calcext:value-type="float">
            <text:p>1</text:p>
          </table:table-cell>
          <table:table-cell table:style-name="ce27" table:formula="of:=NUMBERVALUE(REPLACE(REPLACE([.D7];1;3;&quot;&quot;); 2; 1; &quot;&quot;))" office:value-type="float" office:value="1" calcext:value-type="float">
            <text:p>1</text:p>
          </table:table-cell>
          <table:table-cell table:style-name="ce27" table:formula="of:=NUMBERVALUE(REPLACE([.D7];1;4;&quot;&quot;))" office:value-type="float" office:value="0" calcext:value-type="float">
            <text:p>0</text:p>
          </table:table-cell>
          <table:table-cell/>
          <table:table-cell table:formula="of:=COM.MICROSOFT.CONCAT([.$J3:.$J7])" office:value-type="string" office:string-value="10010" calcext:value-type="string">
            <text:p>1001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3])))" office:value-type="string" office:string-value="0xe" calcext:value-type="string">
            <text:p>0xe</text:p>
          </table:table-cell>
          <table:table-cell table:style-name="ce11" table:formula="of:=COM.MICROSOFT.CONCAT(&quot; [&quot;; COM.MICROSOFT.TEXTJOIN(&quot;, &quot;; 0; [.L10:.L14]); &quot;];&quot;)" office:value-type="string" office:string-value=" [0xe, 0x11, 0x15, 0x15, 0x12];" calcext:value-type="string">
            <text:p><text:s/>[0xe, 0x11, 0x15, 0x15, 0x12];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4])))" office:value-type="string" office:string-value="0x11" calcext:value-type="string">
            <text:p>0x11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5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6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7])))" office:value-type="string" office:string-value="0x12" calcext:value-type="string">
            <text:p>0x12</text:p>
          </table:table-cell>
          <table:table-cell/>
        </table:table-row>
        <calcext:conditional-formats>
          <calcext:conditional-format calcext:target-range-address="'Row-Col Convertor'.F3:'Row-Col Convertor'.J7">
            <calcext:condition calcext:apply-style-name="Untitled3" calcext:value="=1" calcext:base-cell-address="'Row-Col Convertor'.F3"/>
            <calcext:condition calcext:apply-style-name="Untitled4" calcext:value="=0" calcext:base-cell-address="'Row-Col Convertor'.F3"/>
          </calcext:conditional-format>
        </calcext:conditional-formats>
      </table:table>
      <table:table table:name="Top-Down Convertor" table:style-name="ta1"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1e, 0x9, 0x9, 0x9, 0x1e</text:p>
          </table:table-cell>
          <table:table-cell office:value-type="string" calcext:value-type="string">
            <text:p>0x1e</text:p>
          </table:table-cell>
          <table:table-cell table:formula="of:=HEX2BIN(REPLACE([.C3]; 1; 2; &quot;&quot;); 5)" office:value-type="string" office:string-value="11110" calcext:value-type="string">
            <text:p>11110</text:p>
          </table:table-cell>
          <table:table-cell/>
          <table:table-cell table:style-name="ce28" table:formula="of:=NUMBERVALUE(REPLACE([.D3];2;4;&quot;&quot;))" office:value-type="float" office:value="1" calcext:value-type="float">
            <text:p>1</text:p>
          </table:table-cell>
          <table:table-cell table:style-name="ce28" table:formula="of:=NUMBERVALUE(REPLACE([.D4];2;4;&quot;&quot;))" office:value-type="float" office:value="0" calcext:value-type="float">
            <text:p>0</text:p>
          </table:table-cell>
          <table:table-cell table:style-name="ce28" table:formula="of:=NUMBERVALUE(REPLACE([.D5];2;4;&quot;&quot;))" office:value-type="float" office:value="0" calcext:value-type="float">
            <text:p>0</text:p>
          </table:table-cell>
          <table:table-cell table:style-name="ce28" table:formula="of:=NUMBERVALUE(REPLACE([.D6];2;4;&quot;&quot;))" office:value-type="float" office:value="0" calcext:value-type="float">
            <text:p>0</text:p>
          </table:table-cell>
          <table:table-cell table:style-name="ce28" table:formula="of:=NUMBERVALUE(REPLACE([.D7];2;4;&quot;&quot;))" office:value-type="float" office:value="1" calcext:value-type="float">
            <text:p>1</text:p>
          </table:table-cell>
          <table:table-cell/>
          <table:table-cell table:style-name="ce11" table:formula="of:=REVER(COM.MICROSOFT.CONCAT([.F3:.F7]))" office:value-type="string" office:string-value="01111" calcext:value-type="string">
            <text:p>01111</text:p>
          </table:table-cell>
          <table:table-cell table:style-name="ce11" table:formula="of:=COM.MICROSOFT.CONCAT(&quot;[&quot;; COM.MICROSOFT.TEXTJOIN(&quot;, &quot;; 0; [.L3:.L7]); &quot;];&quot;)" office:value-type="string" office:string-value="[01111, 10010, 10010, 10010, 01111];" calcext:value-type="string">
            <text:p>[01111, 10010, 10010, 10010, 01111];</text:p>
          </table:table-cell>
        </table:table-row>
        <table:table-row table:style-name="ro1">
          <table:table-cell/>
          <table:table-cell table:style-name="ce18"/>
          <table:table-cell office:value-type="string" calcext:value-type="string">
            <text:p>0x9</text:p>
          </table:table-cell>
          <table:table-cell table:formula="of:=HEX2BIN(REPLACE([.C4]; 1; 2; &quot;&quot;); 5)" office:value-type="string" office:string-value="01001" calcext:value-type="string">
            <text:p>01001</text:p>
          </table:table-cell>
          <table:table-cell/>
          <table:table-cell table:style-name="ce28" table:formula="of:=NUMBERVALUE(REPLACE(REPLACE([.D3];1;1;&quot;&quot;); 2;3; &quot;&quot;))" office:value-type="float" office:value="1" calcext:value-type="float">
            <text:p>1</text:p>
          </table:table-cell>
          <table:table-cell table:style-name="ce28" table:formula="of:=NUMBERVALUE(REPLACE(REPLACE([.D4];1;1;&quot;&quot;); 2;3; &quot;&quot;))" office:value-type="float" office:value="1" calcext:value-type="float">
            <text:p>1</text:p>
          </table:table-cell>
          <table:table-cell table:style-name="ce28" table:formula="of:=NUMBERVALUE(REPLACE(REPLACE([.D5];1;1;&quot;&quot;); 2;3; &quot;&quot;))" office:value-type="float" office:value="1" calcext:value-type="float">
            <text:p>1</text:p>
          </table:table-cell>
          <table:table-cell table:style-name="ce28" table:formula="of:=NUMBERVALUE(REPLACE(REPLACE([.D6];1;1;&quot;&quot;); 2;3; &quot;&quot;))" office:value-type="float" office:value="1" calcext:value-type="float">
            <text:p>1</text:p>
          </table:table-cell>
          <table:table-cell table:style-name="ce28" table:formula="of:=NUMBERVALUE(REPLACE(REPLACE([.D7];1;1;&quot;&quot;); 2;3; &quot;&quot;))" office:value-type="float" office:value="1" calcext:value-type="float">
            <text:p>1</text:p>
          </table:table-cell>
          <table:table-cell/>
          <table:table-cell table:style-name="ce11" table:formula="of:=REVER(COM.MICROSOFT.CONCAT([.$G3:.$G7])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9</text:p>
          </table:table-cell>
          <table:table-cell table:formula="of:=HEX2BIN(REPLACE([.C5]; 1; 2; &quot;&quot;); 5)" office:value-type="string" office:string-value="01001" calcext:value-type="string">
            <text:p>01001</text:p>
          </table:table-cell>
          <table:table-cell/>
          <table:table-cell table:style-name="ce28" table:formula="of:=NUMBERVALUE(REPLACE(REPLACE([.D3];1;2;&quot;&quot;); 2; 2; &quot;&quot;))" office:value-type="float" office:value="1" calcext:value-type="float">
            <text:p>1</text:p>
          </table:table-cell>
          <table:table-cell table:style-name="ce28" table:formula="of:=NUMBERVALUE(REPLACE(REPLACE([.D4];1;2;&quot;&quot;); 2; 2; &quot;&quot;))" office:value-type="float" office:value="0" calcext:value-type="float">
            <text:p>0</text:p>
          </table:table-cell>
          <table:table-cell table:style-name="ce28" table:formula="of:=NUMBERVALUE(REPLACE(REPLACE([.D5];1;2;&quot;&quot;); 2; 2; &quot;&quot;))" office:value-type="float" office:value="0" calcext:value-type="float">
            <text:p>0</text:p>
          </table:table-cell>
          <table:table-cell table:style-name="ce28" table:formula="of:=NUMBERVALUE(REPLACE(REPLACE([.D6];1;2;&quot;&quot;); 2; 2; &quot;&quot;))" office:value-type="float" office:value="0" calcext:value-type="float">
            <text:p>0</text:p>
          </table:table-cell>
          <table:table-cell table:style-name="ce28" table:formula="of:=NUMBERVALUE(REPLACE(REPLACE([.D7];1;2;&quot;&quot;); 2; 2; &quot;&quot;))" office:value-type="float" office:value="1" calcext:value-type="float">
            <text:p>1</text:p>
          </table:table-cell>
          <table:table-cell/>
          <table:table-cell table:style-name="ce11" table:formula="of:=REVER(COM.MICROSOFT.CONCAT([.$H3:.$H7])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9</text:p>
          </table:table-cell>
          <table:table-cell table:formula="of:=HEX2BIN(REPLACE([.C6]; 1; 2; &quot;&quot;); 5)" office:value-type="string" office:string-value="01001" calcext:value-type="string">
            <text:p>01001</text:p>
          </table:table-cell>
          <table:table-cell/>
          <table:table-cell table:style-name="ce28" table:formula="of:=NUMBERVALUE(REPLACE(REPLACE([.D3];1;3;&quot;&quot;); 2; 1; &quot;&quot;))" office:value-type="float" office:value="1" calcext:value-type="float">
            <text:p>1</text:p>
          </table:table-cell>
          <table:table-cell table:style-name="ce28" table:formula="of:=NUMBERVALUE(REPLACE(REPLACE([.D4];1;3;&quot;&quot;); 2; 1; &quot;&quot;))" office:value-type="float" office:value="0" calcext:value-type="float">
            <text:p>0</text:p>
          </table:table-cell>
          <table:table-cell table:style-name="ce28" table:formula="of:=NUMBERVALUE(REPLACE(REPLACE([.D5];1;3;&quot;&quot;); 2; 1; &quot;&quot;))" office:value-type="float" office:value="0" calcext:value-type="float">
            <text:p>0</text:p>
          </table:table-cell>
          <table:table-cell table:style-name="ce28" table:formula="of:=NUMBERVALUE(REPLACE(REPLACE([.D6];1;3;&quot;&quot;); 2; 1; &quot;&quot;))" office:value-type="float" office:value="0" calcext:value-type="float">
            <text:p>0</text:p>
          </table:table-cell>
          <table:table-cell table:style-name="ce28" table:formula="of:=NUMBERVALUE(REPLACE(REPLACE([.D7];1;3;&quot;&quot;); 2; 1; &quot;&quot;))" office:value-type="float" office:value="1" calcext:value-type="float">
            <text:p>1</text:p>
          </table:table-cell>
          <table:table-cell/>
          <table:table-cell table:style-name="ce11" table:formula="of:=REVER(COM.MICROSOFT.CONCAT([.$I3:.$I7])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e</text:p>
          </table:table-cell>
          <table:table-cell table:formula="of:=HEX2BIN(REPLACE([.C7]; 1; 2; &quot;&quot;); 5)" office:value-type="string" office:string-value="11110" calcext:value-type="string">
            <text:p>11110</text:p>
          </table:table-cell>
          <table:table-cell/>
          <table:table-cell table:style-name="ce28" table:formula="of:=NUMBERVALUE(REPLACE([.D3];1;4;&quot;&quot;))" office:value-type="float" office:value="0" calcext:value-type="float">
            <text:p>0</text:p>
          </table:table-cell>
          <table:table-cell table:style-name="ce28" table:formula="of:=NUMBERVALUE(REPLACE([.D4];1;4;&quot;&quot;))" office:value-type="float" office:value="1" calcext:value-type="float">
            <text:p>1</text:p>
          </table:table-cell>
          <table:table-cell table:style-name="ce28" table:formula="of:=NUMBERVALUE(REPLACE([.D5];1;4;&quot;&quot;))" office:value-type="float" office:value="1" calcext:value-type="float">
            <text:p>1</text:p>
          </table:table-cell>
          <table:table-cell table:style-name="ce28" table:formula="of:=NUMBERVALUE(REPLACE([.D6];1;4;&quot;&quot;))" office:value-type="float" office:value="1" calcext:value-type="float">
            <text:p>1</text:p>
          </table:table-cell>
          <table:table-cell table:style-name="ce28" table:formula="of:=NUMBERVALUE(REPLACE([.D7];1;4;&quot;&quot;))" office:value-type="float" office:value="0" calcext:value-type="float">
            <text:p>0</text:p>
          </table:table-cell>
          <table:table-cell/>
          <table:table-cell table:style-name="ce11" table:formula="of:=REVER(COM.MICROSOFT.CONCAT([.$J3:.$J7]))" office:value-type="string" office:string-value="01111" calcext:value-type="string">
            <text:p>0111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3])))" office:value-type="string" office:string-value="0xf" calcext:value-type="string">
            <text:p>0xf</text:p>
          </table:table-cell>
          <table:table-cell table:style-name="ce11" table:formula="of:=COM.MICROSOFT.CONCAT(&quot;&amp; [&quot;; COM.MICROSOFT.TEXTJOIN(&quot;, &quot;; 0; [.L10:.L14]); &quot;],&quot;)" office:value-type="string" office:string-value="&amp; [0xf, 0x12, 0x12, 0x12, 0xf]," calcext:value-type="string">
            <text:p>&amp; [0xf, 0x12, 0x12, 0x12, 0xf],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4])))" office:value-type="string" office:string-value="0x12" calcext:value-type="string">
            <text:p>0x12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5])))" office:value-type="string" office:string-value="0x12" calcext:value-type="string">
            <text:p>0x12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6])))" office:value-type="string" office:string-value="0x12" calcext:value-type="string">
            <text:p>0x12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7])))" office:value-type="string" office:string-value="0xf" calcext:value-type="string">
            <text:p>0x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1f, 0x15, 0x15, 0x1d</text:p>
          </table:table-cell>
          <table:table-cell office:value-type="string" calcext:value-type="string">
            <text:p>0x1f</text:p>
          </table:table-cell>
          <table:table-cell table:formula="of:=HEX2BIN(REPLACE([.C16]; 1; 2; &quot;&quot;); 5)" office:value-type="string" office:string-value="11111" calcext:value-type="string">
            <text:p>11111</text:p>
          </table:table-cell>
          <table:table-cell/>
          <table:table-cell table:style-name="ce28" table:formula="of:=NUMBERVALUE(REPLACE([.D16];2;4;&quot;&quot;))" office:value-type="float" office:value="1" calcext:value-type="float">
            <text:p>1</text:p>
          </table:table-cell>
          <table:table-cell table:style-name="ce28" table:formula="of:=NUMBERVALUE(REPLACE([.D17];2;4;&quot;&quot;))" office:value-type="float" office:value="1" calcext:value-type="float">
            <text:p>1</text:p>
          </table:table-cell>
          <table:table-cell table:style-name="ce28" table:formula="of:=NUMBERVALUE(REPLACE([.D18];2;4;&quot;&quot;))" office:value-type="float" office:value="1" calcext:value-type="float">
            <text:p>1</text:p>
          </table:table-cell>
          <table:table-cell table:style-name="ce28" table:formula="of:=NUMBERVALUE(REPLACE([.D19];2;4;&quot;&quot;))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11" table:formula="of:=REVER(COM.MICROSOFT.CONCAT([.F16:.F20]))" office:value-type="string" office:string-value="11111" calcext:value-type="string">
            <text:p>11111</text:p>
          </table:table-cell>
          <table:table-cell table:style-name="ce11" table:formula="of:=COM.MICROSOFT.CONCAT(&quot;[&quot;; COM.MICROSOFT.TEXTJOIN(&quot;, &quot;; 0; [.L16:.L19]); &quot;];&quot;)" office:value-type="string" office:string-value="[11111, 10101, 10101, 11111];" calcext:value-type="string">
            <text:p>[11111, 10101, 10101, 11111];</text:p>
          </table:table-cell>
        </table:table-row>
        <table:table-row table:style-name="ro1">
          <table:table-cell/>
          <table:table-cell table:style-name="ce18"/>
          <table:table-cell office:value-type="string" calcext:value-type="string">
            <text:p>0x15</text:p>
          </table:table-cell>
          <table:table-cell table:formula="of:=HEX2BIN(REPLACE([.C17]; 1; 2; &quot;&quot;); 5)" office:value-type="string" office:string-value="10101" calcext:value-type="string">
            <text:p>10101</text:p>
          </table:table-cell>
          <table:table-cell/>
          <table:table-cell table:style-name="ce28" table:formula="of:=NUMBERVALUE(REPLACE(REPLACE([.D16];1;1;&quot;&quot;); 2;3; &quot;&quot;))" office:value-type="float" office:value="1" calcext:value-type="float">
            <text:p>1</text:p>
          </table:table-cell>
          <table:table-cell table:style-name="ce28" table:formula="of:=NUMBERVALUE(REPLACE(REPLACE([.D17];1;1;&quot;&quot;); 2;3; &quot;&quot;))" office:value-type="float" office:value="0" calcext:value-type="float">
            <text:p>0</text:p>
          </table:table-cell>
          <table:table-cell table:style-name="ce28" table:formula="of:=NUMBERVALUE(REPLACE(REPLACE([.D18];1;1;&quot;&quot;); 2;3; &quot;&quot;))" office:value-type="float" office:value="0" calcext:value-type="float">
            <text:p>0</text:p>
          </table:table-cell>
          <table:table-cell table:style-name="ce28" table:formula="of:=NUMBERVALUE(REPLACE(REPLACE([.D19];1;1;&quot;&quot;); 2;3; &quot;&quot;))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11" table:formula="of:=REVER(COM.MICROSOFT.CONCAT([.$G16:.$G20])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5</text:p>
          </table:table-cell>
          <table:table-cell table:formula="of:=HEX2BIN(REPLACE([.C18]; 1; 2; &quot;&quot;); 5)" office:value-type="string" office:string-value="10101" calcext:value-type="string">
            <text:p>10101</text:p>
          </table:table-cell>
          <table:table-cell/>
          <table:table-cell table:style-name="ce28" table:formula="of:=NUMBERVALUE(REPLACE(REPLACE([.D16];1;2;&quot;&quot;); 2; 2; &quot;&quot;))" office:value-type="float" office:value="1" calcext:value-type="float">
            <text:p>1</text:p>
          </table:table-cell>
          <table:table-cell table:style-name="ce28" table:formula="of:=NUMBERVALUE(REPLACE(REPLACE([.D17];1;2;&quot;&quot;); 2; 2; &quot;&quot;))" office:value-type="float" office:value="1" calcext:value-type="float">
            <text:p>1</text:p>
          </table:table-cell>
          <table:table-cell table:style-name="ce28" table:formula="of:=NUMBERVALUE(REPLACE(REPLACE([.D18];1;2;&quot;&quot;); 2; 2; &quot;&quot;))" office:value-type="float" office:value="1" calcext:value-type="float">
            <text:p>1</text:p>
          </table:table-cell>
          <table:table-cell table:style-name="ce28" table:formula="of:=NUMBERVALUE(REPLACE(REPLACE([.D19];1;2;&quot;&quot;); 2; 2; &quot;&quot;))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11" table:formula="of:=REVER(COM.MICROSOFT.CONCAT([.$H16:.$H20])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f</text:p>
          </table:table-cell>
          <table:table-cell table:formula="of:=HEX2BIN(REPLACE([.C19]; 1; 2; &quot;&quot;); 5)" office:value-type="string" office:string-value="11111" calcext:value-type="string">
            <text:p>11111</text:p>
          </table:table-cell>
          <table:table-cell/>
          <table:table-cell table:style-name="ce28" table:formula="of:=NUMBERVALUE(REPLACE(REPLACE([.D16];1;3;&quot;&quot;); 2; 1; &quot;&quot;))" office:value-type="float" office:value="1" calcext:value-type="float">
            <text:p>1</text:p>
          </table:table-cell>
          <table:table-cell table:style-name="ce28" table:formula="of:=NUMBERVALUE(REPLACE(REPLACE([.D17];1;3;&quot;&quot;); 2; 1; &quot;&quot;))" office:value-type="float" office:value="0" calcext:value-type="float">
            <text:p>0</text:p>
          </table:table-cell>
          <table:table-cell table:style-name="ce28" table:formula="of:=NUMBERVALUE(REPLACE(REPLACE([.D18];1;3;&quot;&quot;); 2; 1; &quot;&quot;))" office:value-type="float" office:value="0" calcext:value-type="float">
            <text:p>0</text:p>
          </table:table-cell>
          <table:table-cell table:style-name="ce28" table:formula="of:=NUMBERVALUE(REPLACE(REPLACE([.D19];1;3;&quot;&quot;); 2; 1; &quot;&quot;))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11" table:formula="of:=REVER(COM.MICROSOFT.CONCAT([.$I16:.$I20]))" office:value-type="string" office:string-value="11111" calcext:value-type="string">
            <text:p>11111</text:p>
          </table:table-cell>
          <table:table-cell/>
        </table:table-row>
        <table:table-row table:style-name="ro1">
          <table:table-cell table:number-columns-repeated="5"/>
          <table:table-cell table:style-name="ce28" table:formula="of:=NUMBERVALUE(REPLACE([.D16];1;4;&quot;&quot;))" office:value-type="float" office:value="1" calcext:value-type="float">
            <text:p>1</text:p>
          </table:table-cell>
          <table:table-cell table:style-name="ce28" table:formula="of:=NUMBERVALUE(REPLACE([.D17];1;4;&quot;&quot;))" office:value-type="float" office:value="1" calcext:value-type="float">
            <text:p>1</text:p>
          </table:table-cell>
          <table:table-cell table:style-name="ce28" table:formula="of:=NUMBERVALUE(REPLACE([.D18];1;4;&quot;&quot;))" office:value-type="float" office:value="1" calcext:value-type="float">
            <text:p>1</text:p>
          </table:table-cell>
          <table:table-cell table:style-name="ce28" table:formula="of:=NUMBERVALUE(REPLACE([.D19];1;4;&quot;&quot;))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11"/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16])))" office:value-type="string" office:string-value="0x1f" calcext:value-type="string">
            <text:p>0x1f</text:p>
          </table:table-cell>
          <table:table-cell table:style-name="ce11" table:formula="of:=COM.MICROSOFT.CONCAT(&quot; [&quot;; COM.MICROSOFT.TEXTJOIN(&quot;, &quot;; 0; [.L23:.L26]); &quot;],&quot;)" office:value-type="string" office:string-value=" [0x1f, 0x15, 0x15, 0x1f]," calcext:value-type="string">
            <text:p><text:s/>[0x1f, 0x15, 0x15, 0x1f],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17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18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19])))" office:value-type="string" office:string-value="0x1f" calcext:value-type="string">
            <text:p>0x1f</text:p>
          </table:table-cell>
          <table:table-cell/>
        </table:table-row>
        <calcext:conditional-formats>
          <calcext:conditional-format calcext:target-range-address="'Top-Down Convertor'.F3:'Top-Down Convertor'.J7 'Top-Down Convertor'.F16:'Top-Down Convertor'.J20">
            <calcext:condition calcext:apply-style-name="Untitled3" calcext:value="=1" calcext:base-cell-address="'Top-Down Convertor'.F3"/>
            <calcext:condition calcext:apply-style-name="Untitled4" calcext:value="=0" calcext:base-cell-address="'Top-Down Convertor'.F3"/>
          </calcext:conditional-format>
        </calcext:conditional-formats>
      </table:table>
      <table:table table:name="Trials" table:style-name="ta1">
        <table:table-column table:style-name="co1" table:default-cell-style-name="Default"/>
        <table:table-column table:style-name="co2" table:number-columns-repeated="5" table:default-cell-style-name="ce29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Trials.B2:Trials.F6 Trials.H2:Trials.L6 Trials.B9:Trials.F13">
            <calcext:condition calcext:apply-style-name="Untitled3" calcext:value="=1" calcext:base-cell-address="Trials.B2"/>
            <calcext:condition calcext:apply-style-name="Untitled4" calcext:value="=0" calcext:base-cell-address="Trials.B2"/>
          </calcext:conditional-format>
        </calcext:conditional-formats>
      </table:table>
      <table:table table:name="Arragement" table:style-name="ta1">
        <table:table-column table:style-name="co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ce22"/>
        <table:table-column table:style-name="co2" table:default-cell-style-name="Default"/>
        <table:table-column table:style-name="co2" table:number-columns-repeated="5" table:default-cell-style-name="ce22"/>
        <table:table-column table:style-name="co2" table:default-cell-style-name="Default"/>
        <table:table-column table:style-name="co2" table:number-columns-repeated="5" table:default-cell-style-name="ce22"/>
        <table:table-column table:style-name="co2" table:default-cell-style-name="Default"/>
        <table:table-column table:style-name="co2" table:number-columns-repeated="5" table:default-cell-style-name="ce22"/>
        <table:table-column table:style-name="co2" table:default-cell-style-name="Default"/>
        <table:table-column table:style-name="co2" table:number-columns-repeated="5" table:default-cell-style-name="ce22"/>
        <table:table-row table:style-name="ro1" table:number-rows-repeated="2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0x7, 0x5, 0x5, 0x1f</text:p>
          </table:table-cell>
          <table:table-cell office:value-type="string" calcext:value-type="string">
            <text:p>0x7</text:p>
          </table:table-cell>
          <table:table-cell table:formula="of:=HEX2BIN(REPLACE([.C3]; 1; 2; &quot;&quot;); 5)" office:value-type="string" office:string-value="00111" calcext:value-type="string">
            <text:p>00111</text:p>
          </table:table-cell>
          <table:table-cell/>
          <table:table-cell table:style-name="ce30" table:formula="of:=NUMBERVALUE(REPLACE([.D3];1;4;&quot;&quot;))" office:value-type="float" office:value="1" calcext:value-type="float">
            <text:p>1</text:p>
          </table:table-cell>
          <table:table-cell table:style-name="ce30" table:formula="of:=NUMBERVALUE(REPLACE([.D4];1;4;&quot;&quot;))" office:value-type="float" office:value="1" calcext:value-type="float">
            <text:p>1</text:p>
          </table:table-cell>
          <table:table-cell table:style-name="ce30" table:formula="of:=NUMBERVALUE(REPLACE([.D5];1;4;&quot;&quot;))" office:value-type="float" office:value="1" calcext:value-type="float">
            <text:p>1</text:p>
          </table:table-cell>
          <table:table-cell table:style-name="ce30" table:formula="of:=NUMBERVALUE(REPLACE([.D6];1;4;&quot;&quot;))" office:value-type="float" office:value="1" calcext:value-type="float">
            <text:p>1</text:p>
          </table:table-cell>
          <table:table-cell table:style-name="ce30" table:formula="of:=NUMBERVALUE(REPLACE([.D7];1;4;&quot;&quot;)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8"/>
          <table:table-cell office:value-type="string" calcext:value-type="string">
            <text:p>0x5</text:p>
          </table:table-cell>
          <table:table-cell table:formula="of:=HEX2BIN(REPLACE([.C4]; 1; 2; &quot;&quot;); 5)" office:value-type="string" office:string-value="00101" calcext:value-type="string">
            <text:p>00101</text:p>
          </table:table-cell>
          <table:table-cell/>
          <table:table-cell table:style-name="ce30" table:formula="of:=NUMBERVALUE(REPLACE(REPLACE([.D3];1;3;&quot;&quot;); 2; 1; &quot;&quot;))" office:value-type="float" office:value="1" calcext:value-type="float">
            <text:p>1</text:p>
          </table:table-cell>
          <table:table-cell table:style-name="ce30" table:formula="of:=NUMBERVALUE(REPLACE(REPLACE([.D4];1;3;&quot;&quot;); 2; 1; &quot;&quot;))" office:value-type="float" office:value="0" calcext:value-type="float">
            <text:p>0</text:p>
          </table:table-cell>
          <table:table-cell table:style-name="ce30" table:formula="of:=NUMBERVALUE(REPLACE(REPLACE([.D5];1;3;&quot;&quot;); 2; 1; &quot;&quot;))" office:value-type="float" office:value="0" calcext:value-type="float">
            <text:p>0</text:p>
          </table:table-cell>
          <table:table-cell table:style-name="ce30" table:formula="of:=NUMBERVALUE(REPLACE(REPLACE([.D6];1;3;&quot;&quot;); 2; 1; &quot;&quot;))" office:value-type="float" office:value="1" calcext:value-type="float">
            <text:p>1</text:p>
          </table:table-cell>
          <table:table-cell table:style-name="ce30" table:formula="of:=NUMBERVALUE(REPLACE(REPLACE([.D7];1;3;&quot;&quot;); 2; 1; &quot;&quot;)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5</text:p>
          </table:table-cell>
          <table:table-cell table:formula="of:=HEX2BIN(REPLACE([.C5]; 1; 2; &quot;&quot;); 5)" office:value-type="string" office:string-value="00101" calcext:value-type="string">
            <text:p>00101</text:p>
          </table:table-cell>
          <table:table-cell/>
          <table:table-cell table:style-name="ce30" table:formula="of:=NUMBERVALUE(REPLACE(REPLACE([.D3];1;2;&quot;&quot;); 2; 2; &quot;&quot;))" office:value-type="float" office:value="1" calcext:value-type="float">
            <text:p>1</text:p>
          </table:table-cell>
          <table:table-cell table:style-name="ce30" table:formula="of:=NUMBERVALUE(REPLACE(REPLACE([.D4];1;2;&quot;&quot;); 2; 2; &quot;&quot;))" office:value-type="float" office:value="1" calcext:value-type="float">
            <text:p>1</text:p>
          </table:table-cell>
          <table:table-cell table:style-name="ce30" table:formula="of:=NUMBERVALUE(REPLACE(REPLACE([.D5];1;2;&quot;&quot;); 2; 2; &quot;&quot;))" office:value-type="float" office:value="1" calcext:value-type="float">
            <text:p>1</text:p>
          </table:table-cell>
          <table:table-cell table:style-name="ce30" table:formula="of:=NUMBERVALUE(REPLACE(REPLACE([.D6];1;2;&quot;&quot;); 2; 2; &quot;&quot;))" office:value-type="float" office:value="1" calcext:value-type="float">
            <text:p>1</text:p>
          </table:table-cell>
          <table:table-cell table:style-name="ce30" table:formula="of:=NUMBERVALUE(REPLACE(REPLACE([.D7];1;2;&quot;&quot;); 2; 2; &quot;&quot;)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f</text:p>
          </table:table-cell>
          <table:table-cell table:formula="of:=HEX2BIN(REPLACE([.C6]; 1; 2; &quot;&quot;); 5)" office:value-type="string" office:string-value="11111" calcext:value-type="string">
            <text:p>11111</text:p>
          </table:table-cell>
          <table:table-cell/>
          <table:table-cell table:style-name="ce30" table:formula="of:=NUMBERVALUE(REPLACE(REPLACE([.D3];1;1;&quot;&quot;); 2;3; &quot;&quot;))" office:value-type="float" office:value="0" calcext:value-type="float">
            <text:p>0</text:p>
          </table:table-cell>
          <table:table-cell table:style-name="ce30" table:formula="of:=NUMBERVALUE(REPLACE(REPLACE([.D4];1;1;&quot;&quot;); 2;3; &quot;&quot;))" office:value-type="float" office:value="0" calcext:value-type="float">
            <text:p>0</text:p>
          </table:table-cell>
          <table:table-cell table:style-name="ce30" table:formula="of:=NUMBERVALUE(REPLACE(REPLACE([.D5];1;1;&quot;&quot;); 2;3; &quot;&quot;))" office:value-type="float" office:value="0" calcext:value-type="float">
            <text:p>0</text:p>
          </table:table-cell>
          <table:table-cell table:style-name="ce30" table:formula="of:=NUMBERVALUE(REPLACE(REPLACE([.D6];1;1;&quot;&quot;); 2;3; &quot;&quot;))" office:value-type="float" office:value="1" calcext:value-type="float">
            <text:p>1</text:p>
          </table:table-cell>
          <table:table-cell table:style-name="ce30" table:formula="of:=NUMBERVALUE(REPLACE(REPLACE([.D7];1;1;&quot;&quot;); 2;3; &quot;&quot;))" office:value-type="string" office:string-value="" calcext:value-type="error">
            <text:p>#VALUE!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30" table:formula="of:=NUMBERVALUE(REPLACE([.D3];2;4;&quot;&quot;))" office:value-type="float" office:value="0" calcext:value-type="float">
            <text:p>0</text:p>
          </table:table-cell>
          <table:table-cell table:style-name="ce30" table:formula="of:=NUMBERVALUE(REPLACE([.D4];2;4;&quot;&quot;))" office:value-type="float" office:value="0" calcext:value-type="float">
            <text:p>0</text:p>
          </table:table-cell>
          <table:table-cell table:style-name="ce30" table:formula="of:=NUMBERVALUE(REPLACE([.D5];2;4;&quot;&quot;))" office:value-type="float" office:value="0" calcext:value-type="float">
            <text:p>0</text:p>
          </table:table-cell>
          <table:table-cell table:style-name="ce30" table:formula="of:=NUMBERVALUE(REPLACE([.D6];2;4;&quot;&quot;))" office:value-type="float" office:value="1" calcext:value-type="float">
            <text:p>1</text:p>
          </table:table-cell>
          <table:table-cell table:style-name="ce30" table:formula="of:=NUMBERVALUE(REPLACE([.D7];2;4;&quot;&quot;)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1"/>
          <table:table-cell table:number-columns-repeated="10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9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9" table:number-columns-repeated="5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9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0"/>
          <table:table-cell table:style-name="ce20" table:formula="of:=REPLACE([.F13];1;1;&quot;&quot;)">
            <text:p/>
          </table:table-cell>
          <table:table-cell table:style-name="ce19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9" table:number-columns-repeated="5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ce2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2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/>
          <table:table-cell table:number-columns-repeated="10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1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Arragement.F3:Arragement.J7">
            <calcext:condition calcext:apply-style-name="Untitled3" calcext:value="=1" calcext:base-cell-address="Arragement.F3"/>
            <calcext:condition calcext:apply-style-name="Untitled4" calcext:value="=0" calcext:base-cell-address="Arragement.F3"/>
          </calcext:conditional-format>
          <calcext:conditional-format calcext:target-range-address="Arragement.M3:Arragement.Q7 Arragement.S3:Arragement.W7 Arragement.Y3:Arragement.AC7 Arragement.AE3:Arragement.AI7 Arragement.AK3:Arragement.AO7 Arragement.M9:Arragement.Q13 Arragement.S9:Arragement.W13 Arragement.Y9:Arragement.AC13 Arragement.AE9:Arragement.AI13 Arragement.AK9:Arragement.AO13 Arragement.M15:Arragement.Q19 Arragement.S15:Arragement.W19 Arragement.Y15:Arragement.AC19 Arragement.AE15:Arragement.AI19 Arragement.AK15:Arragement.AO19 Arragement.M21:Arragement.Q25 Arragement.S21:Arragement.W25 Arragement.Y21:Arragement.AC25 Arragement.AE21:Arragement.AI25 Arragement.AK21:Arragement.AO25 Arragement.M27:Arragement.Q31 Arragement.S27:Arragement.W31 Arragement.Y27:Arragement.AC31 Arragement.AE27:Arragement.AI31 Arragement.AK27:Arragement.AO31 Arragement.M33:Arragement.Q37 Arragement.S33:Arragement.V37 Arragement.X33:Arragement.AA37 Arragement.AC33:Arragement.AF37 Arragement.AH33:Arragement.AK37 Arragement.M39:Arragement.P43 Arragement.R39:Arragement.U43 Arragement.W39:Arragement.Z43 Arragement.AB39:Arragement.AE43 Arragement.AG39:Arragement.AJ43 Arragement.AL39:Arragement.AO43">
            <calcext:condition calcext:apply-style-name="NoNum0" calcext:value="=1" calcext:base-cell-address="Arragement.M3"/>
            <calcext:condition calcext:apply-style-name="NoNum1" calcext:value="=0" calcext:base-cell-address="Arragement.M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Display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Display" style:font-family-asian="'Noto Sans Display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468a1a"/>
    </style:style>
    <style:style style:name="Untitled2" style:family="table-cell" style:parent-style-name="Default">
      <style:table-cell-properties fo:background-color="#55308d"/>
    </style:style>
    <style:style style:name="Untitled3" style:family="table-cell" style:parent-style-name="Default">
      <style:table-cell-properties fo:background-color="#d4ea6b"/>
    </style:style>
    <style:style style:name="Untitled4" style:family="table-cell" style:parent-style-name="Default">
      <style:table-cell-properties fo:background-color="#6b5e9b"/>
    </style:style>
    <style:style style:name="Test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  <style:style style:name="NoNum1" style:family="table-cell" style:parent-style-name="Default">
      <style:table-cell-properties fo:background-color="#6b5e9b"/>
      <style:text-properties fo:color="#6b5e9b"/>
    </style:style>
    <style:style style:name="NoNum0" style:family="table-cell" style:parent-style-name="Default">
      <style:table-cell-properties fo:background-color="#bbe33d"/>
      <style:text-properties fo:color="#bbe33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7:04:55.639376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20:29:30.162436171</meta:creation-date>
    <dc:date>2024-02-07T19:07:23.710878769</dc:date>
    <meta:editing-duration>PT11H34M57S</meta:editing-duration>
    <meta:editing-cycles>41</meta:editing-cycles>
    <meta:generator>LibreOffice/7.6.4.1$Linux_X86_64 LibreOffice_project/60$Build-1</meta:generator>
    <meta:document-statistic meta:table-count="6" meta:cell-count="1245" meta:object-count="0"/>
  </office:meta>
</office:document-meta>
</file>